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712cm" fo:min-width="3.375cm" fo:padding-top="0.15cm" fo:padding-bottom="0.15cm" fo:padding-left="0.275cm" fo:padding-right="0.275cm"/>
    </style:style>
    <style:style style:name="gr2" style:family="graphic" style:parent-style-name="Objeto_20_sin_20_relleno_20_ni_20_línea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5cm" draw:marker-start-width="0.225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4cm" svg:stroke-color="#000000" draw:marker-end-width="0.26cm" draw:fill-color="#ffffff" draw:textarea-horizontal-align="justify" draw:textarea-vertical-align="middle" draw:auto-grow-height="false" fo:min-height="0.418cm" fo:min-width="0.224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5cm" draw:marker-start-width="0.22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57cm" fo:min-width="0.64cm" fo:padding-top="0.15cm" fo:padding-bottom="0.15cm" fo:padding-left="0.275cm" fo:padding-right="0.275cm"/>
    </style:style>
    <style:style style:name="gr8" style:family="graphic" style:parent-style-name="Objeto_20_sin_20_relleno_20_ni_20_línea">
      <style:graphic-properties svg:stroke-color="#000000" draw:textarea-vertical-align="middle" draw:ole-draw-aspect="1" style:protect="size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58cm" fo:min-width="0.64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="Arrow" draw:marker-start-width="0.18cm" draw:marker-end-width="0.275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4cm" svg:stroke-color="#000000" draw:marker-start-width="0.21cm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width="0.05cm" svg:stroke-color="#000000" draw:marker-start="Arrow" draw:marker-start-width="0.22cm" draw:marker-end-width="0.32cm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2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-width="0.225cm" draw:marker-end="Arrow" draw:marker-end-width="0.1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3.925cm" svg:height="2.012cm" svg:x="4.686cm" svg:y="2.33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892cm" svg:height="0.636cm" svg:x="5.245cm" svg:y="3.03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3.925cm" svg:height="2.012cm" svg:x="13.169cm" svg:y="2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51cm" svg:height="0.637cm" svg:x="13.696cm" svg:y="3.0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3" draw:layer="layout" svg:x1="8.611cm" svg:y1="2.87cm" svg:x2="13.169cm" svg:y2="2.87cm">
          <text:p/>
        </draw:line>
        <draw:line draw:style-name="gr3" draw:text-style-name="P3" draw:layer="layout" svg:x1="8.611cm" svg:y1="3.809cm" svg:x2="13.169cm" svg:y2="3.809cm">
          <text:p/>
        </draw:line>
        <draw:line draw:style-name="gr3" draw:text-style-name="P3" draw:layer="layout" svg:x1="17.094cm" svg:y1="3.273cm" svg:x2="19.5cm" svg:y2="3.273cm">
          <text:p/>
        </draw:line>
        <draw:g xml:id="id1" draw:id="id1">
          <draw:custom-shape draw:style-name="gr4" draw:text-style-name="P1" draw:layer="layout" svg:width="1.08cm" svg:height="1cm" svg:x="2.5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2.635cm" svg:y1="3.125cm" svg:x2="3.445cm" svg:y2="3.877cm">
            <text:p/>
          </draw:line>
          <draw:line draw:style-name="gr5" draw:text-style-name="P3" draw:layer="layout" svg:x1="3.445cm" svg:y1="3.125cm" svg:x2="2.635cm" svg:y2="3.877cm">
            <text:p/>
          </draw:line>
        </draw:g>
        <draw:line draw:style-name="gr6" draw:text-style-name="P3" draw:layer="layout" svg:x1="11.396cm" svg:y1="3.809cm" svg:x2="11.396cm" svg:y2="7.564cm">
          <text:p/>
        </draw:line>
        <draw:line draw:style-name="gr6" draw:text-style-name="P3" draw:layer="layout" svg:x1="10.13cm" svg:y1="2.87cm" svg:x2="10.13cm" svg:y2="5.82cm">
          <text:p/>
        </draw:line>
        <draw:custom-shape draw:style-name="gr7" draw:text-style-name="P4" draw:layer="layout" svg:width="1.14cm" svg:height="1.207cm" svg:x="6.078cm" svg:y="5.28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858cm" svg:height="0.723cm" svg:x="6.233cm" svg:y="5.55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4" draw:layer="layout" svg:width="1.14cm" svg:height="1.208cm" svg:x="6.078cm" svg:y="6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858cm" svg:height="0.723cm" svg:x="6.233cm" svg:y="7.16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0" draw:text-style-name="P2" draw:layer="layout" svg:x1="7.218cm" svg:y1="5.82cm" svg:x2="10.13cm" svg:y2="5.82cm">
          <text:p/>
        </draw:line>
        <draw:line draw:style-name="gr10" draw:text-style-name="P2" draw:layer="layout" svg:x1="7.218cm" svg:y1="7.564cm" svg:x2="11.396cm" svg:y2="7.564cm">
          <text:p/>
        </draw:line>
        <draw:line draw:style-name="gr11" draw:text-style-name="P3" draw:layer="layout" svg:x1="2.9cm" svg:y1="3.8cm" svg:x2="3.153cm" svg:y2="3.8cm">
          <text:p/>
        </draw:line>
        <draw:connector draw:style-name="gr12" draw:text-style-name="P2" draw:layer="layout" svg:x1="3.58cm" svg:y1="3.5cm" svg:x2="3.58cm" svg:y2="3.5cm" draw:start-shape="id1" draw:end-shape="id1" svg:d="M3580 3500z" svg:viewBox="0 0 1 1">
          <text:p/>
        </draw:connector>
        <draw:line draw:style-name="gr11" draw:text-style-name="P3" draw:layer="layout" svg:x1="2.6cm" svg:y1="3.5cm" svg:x2="2.853cm" svg:y2="3.5cm">
          <text:p/>
        </draw:line>
        <draw:line draw:style-name="gr13" draw:text-style-name="P2" draw:layer="layout" svg:x1="3.04cm" svg:y1="3.943cm" svg:x2="3.04cm" svg:y2="5.82cm">
          <text:p/>
        </draw:line>
        <draw:line draw:style-name="gr14" draw:text-style-name="P3" draw:layer="layout" svg:x1="3.04cm" svg:y1="5.82cm" svg:x2="6.079cm" svg:y2="5.82cm">
          <text:p/>
        </draw:line>
        <draw:line draw:style-name="gr14" draw:text-style-name="P3" draw:layer="layout" svg:x1="6.078cm" svg:y1="7.564cm" svg:x2="1.9cm" svg:y2="7.564cm">
          <text:p/>
        </draw:line>
        <draw:line draw:style-name="gr14" draw:text-style-name="P3" draw:layer="layout" svg:x1="1.9cm" svg:y1="3.809cm" svg:x2="1.9cm" svg:y2="7.564cm">
          <text:p/>
        </draw:line>
        <draw:line draw:style-name="gr10" draw:text-style-name="P2" draw:layer="layout" svg:x1="2.533cm" svg:y1="3.541cm" svg:x2="1.9cm" svg:y2="3.809cm">
          <text:p/>
        </draw:line>
        <draw:line draw:style-name="gr15" draw:text-style-name="P3" draw:layer="layout" svg:x1="3.56cm" svg:y1="3.5cm" svg:x2="4.7cm" svg:y2="3.5cm">
          <text:p/>
        </draw:line>
        <draw:frame draw:style-name="gr2" draw:text-style-name="P2" draw:layer="layout" svg:width="0.596cm" svg:height="0.635cm" svg:x="17.981cm" svg:y="2.6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713cm" svg:height="0.723cm" svg:x="8.8cm" svg:y="2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718cm" svg:height="0.724cm" svg:x="10.6cm" svg:y="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0.537cm" svg:height="0.635cm" svg:x="3.673cm" svg:y="2.73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6" draw:text-style-name="P5" draw:layer="layout" svg:width="0.15cm" svg:height="0.15cm" svg:x="10.05cm" svg:y="2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5" draw:layer="layout" svg:width="0.15cm" svg:height="0.15cm" svg:x="11.32cm" svg:y="3.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start-width="0.15cm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7:58:21.227693780</meta:creation-date>
    <dc:date>2016-03-01T12:36:18.711722041</dc:date>
    <meta:editing-duration>PT12M53S</meta:editing-duration>
    <meta:editing-cycles>3</meta:editing-cycles>
    <meta:generator>LibreOffice/4.4.6.3$Linux_X86_64 LibreOffice_project/40m0$Build-3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style mathvariant="bold">
          <mi>A</mi>
        </mstyle>
      </mrow>
      <mrow>
        <mi>x</mi>
        <mo stretchy="false">+</mo>
        <mstyle mathvariant="bold">
          <mi>B</mi>
        </mstyle>
      </mrow>
      <mi>u</mi>
    </mrow>
    <annotation encoding="StarMath 5.0">dot x = bold A x + bold B u    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tyle mathvariant="bold">
          <mi>C</mi>
        </mstyle>
      </mrow>
      <mrow>
        <mi>x</mi>
        <mo stretchy="false">+</mo>
        <mstyle mathvariant="bold">
          <mi>D</mi>
        </mstyle>
      </mrow>
      <mi>u</mi>
    </mrow>
    <annotation encoding="StarMath 5.0">y = bold C x + bold D u     </annotation>
  </semantics>
</math>
</file>

<file path=Object 3/content.xml><?xml version="1.0" encoding="utf-8"?>
<math xmlns="http://www.w3.org/1998/Math/MathML" display="block">
  <semantics>
    <msub>
      <mi>K</mi>
      <mn>1</mn>
    </msub>
    <annotation encoding="StarMath 5.0">K_1
</annotation>
  </semantics>
</math>
</file>

<file path=Object 4/content.xml><?xml version="1.0" encoding="utf-8"?>
<math xmlns="http://www.w3.org/1998/Math/MathML" display="block">
  <semantics>
    <msub>
      <mi>K</mi>
      <mn>2</mn>
    </msub>
    <annotation encoding="StarMath 5.0">K_2
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